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3.109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6.969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fo:min-height="13.364cm"/>
    </style:style>
    <style:style style:name="pr10" style:family="presentation" style:parent-style-name="One_20_Column-subtitle">
      <style:graphic-properties draw:fill-color="#ffffff" fo:min-height="8.347cm"/>
    </style:style>
    <style:style style:name="pr11" style:family="presentation" style:parent-style-name="Two_20_columns-title">
      <style:graphic-properties draw:auto-grow-height="true" fo:min-height="1.8cm"/>
    </style:style>
    <style:style style:name="pr12" style:family="presentation" style:parent-style-name="Two_20_columns-outline1">
      <style:graphic-properties fo:min-height="8.884cm"/>
    </style:style>
    <style:style style:name="pr13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c5c00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ce181e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6.548cm" svg:height="3.109cm" svg:x="0.884cm" svg:y="7.813cm" presentation:class="title" presentation:user-transformed="true">
          <draw:text-box>
            <text:p><text:span text:style-name="T1">Machine Learning for microcontrollers</text:span><text:span text:style-name="T1"><text:line-break/></text:span>with Python and C</text:p>
          </draw:text-box>
        </draw:frame>
        <draw:frame presentation:style-name="pr2" draw:text-style-name="P1" draw:layer="layout" svg:width="25cm" svg:height="1.829cm" svg:x="0.908cm" svg:y="12.7cm" presentation:class="title" presentation:user-transformed="true">
          <draw:text-box>
            <text:p text:style-name="P1"><text:span text:style-name="T2"><text:a xlink:href="https://github.com/jonnor/emtrees" xlink:type="simple">https://github.com/jonnor/emtrees</text:a></text:span><text:span text:style-name="T2"><text:s/></text:span></text:p>
          </draw:text-box>
        </draw:frame>
        <draw:frame presentation:style-name="pr2" draw:text-style-name="P2" draw:layer="layout" svg:width="13.462cm" svg:height="1.829cm" svg:x="12.7cm" svg:y="1.016cm" presentation:class="title" presentation:user-transformed="true">
          <draw:text-box>
            <text:p text:style-name="P2"><text:span text:style-name="T2">EuroSciPy 2018</text:span></text:p>
          </draw:text-box>
        </draw:frame>
        <draw:frame presentation:style-name="pr2" draw:text-style-name="P2" draw:layer="layout" svg:width="13.462cm" svg:height="1.829cm" svg:x="0.762cm" svg:y="1.017cm" presentation:class="title" presentation:user-transformed="true">
          <draw:text-box>
            <text:p text:style-name="P3"><text:span text:style-name="T2">Jon Nordb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achelor <text:s/><text:span text:style-name="T3">Electronics</text:span> Engineering</text:p>
                <text:p><text:span text:style-name="T3">Software</text:span> Developer since 2010</text:p>
                <text:p/>
                <text:p><text:s text:c="2"/>Embedded devices, audio &amp; image processing</text:p>
                <text:p/>
                <text:p><text:span text:style-name="T3">Freelance</text:span> consultant since 2015</text:p>
                <text:p>+ studying Master of <text:span text:style-name="T3">Data Sci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This presentatio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Why</text:span> Machine Learning on microcontrollers</text:p>
                <text:p/>
              </text:list-item>
              <text:list-item>
                <text:p>Practical howto in Python with <text:span text:style-name="T3">emtre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Machine Learning Device Spectrum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Cloud=normal.</text:p>
              <text:p>As much RAM as want, as much compute as GPU want, incl GPU</text:p>
              <text:p/>
              <text:p>Edge. Gateway. Embedded Linux.</text:p>
              <text:p>Mobile, iOS/Android. 100-1000 MB RAM</text:p>
              <text:p>FPU no GPU</text:p>
              <text:p/>
              <text:p>Micro/node. </text:p>
              <text:p>1-1000 kB RAM</text:p>
            </draw:text-box>
          </draw:frame>
        </presentation:notes>
      </draw:page>
      <draw:page draw:name="page5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Microcontroller spectrum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Usecase: Smartwatch/fitness bracelet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tivity Detection</text:p>
              </text:list-item>
              <text:list-item>
                <text:p>Gesture Recognition</text:p>
              </text:list-item>
              <text:list-item>
                <text:p>Wakeword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Usecase: Industry Machine Monitoring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nomaly Detection</text:p>
              </text:list-item>
              <text:list-item>
                <text:p>Misuse warning</text:p>
              </text:list-item>
              <text:list-item>
                <text:p>Predictive Mainten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Usecase: Monitoring of animal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ildlife or domestic</text:p>
                <text:p/>
              </text:list-header>
              <text:list-item>
                <text:p>Event Detection, recording trigger </text:p>
              </text:list-item>
              <text:list-item>
                <text:p>Population Estimation</text:p>
              </text:list-item>
              <text:list-item>
                <text:p>Health Warning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Usecase commonaliti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bandwidth input data, low-bitrate information</text:p>
              </text:list-item>
              <text:list-item>
                <text:p>Limited sensing area → need many, cheap</text:p>
              </text:list-item>
              <text:list-item>
                <text:p>Placement important → Portable,small</text:p>
              </text:list-item>
              <text:list-item>
                <text:p>24/7 availability</text:p>
              </text:list-item>
              <text:list-item>
                <text:p text:style-name="P6">Wireless connectivity</text:p>
              </text:list-item>
              <text:list-item>
                <text:p>Battery||Energy-Harv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Power conservation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leep as much as possible</text:p>
              </text:list-item>
              <text:list-item>
                <text:p>Transmit as seldom as possibl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Opportuniti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ompared to cloud-ML or edge-ML only</text:p>
                <text:p/>
              </text:list-header>
              <text:list-item>
                <text:p>Lower power consumption (less sending)</text:p>
              </text:list-item>
              <text:list-item>
                <text:p>Lower cost, more coverage/deployments</text:p>
              </text:list-item>
              <text:list-item>
                <text:p>New sensor ty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Challeng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&lt; 32kB RAM</text:p>
                <text:p>Models must be small, efficient</text:p>
                <text:p><text:span text:style-name="T4">Popular frameworks </text:span><text:span text:style-name="T4">not suitable</text:span><text:span text:style-name="T4"><text:line-break/></text:span>(scikit-learn,Tensorflow)</text:p>
                <text:p>C (or C++) still king on microcontrollers</text:p>
                <text:p>! Quality Assurance on edge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32">
        <draw:frame presentation:style-name="pr10" draw:text-style-name="P4" draw:layer="layout" svg:width="26.5cm" svg:height="8.347cm" svg:x="0.508cm" svg:y="2.54cm" presentation:class="subtitle" presentation:user-transformed="true">
          <draw:text-box>
            <text:p text:style-name="P7">OK, lets do it!</text:p>
            <text:p text:style-name="P7"/>
            <text:p text:style-name="P7"/>
            <text:p>…now what?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Relevant method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Unsupervised</text:span></text:p>
                <text:list>
                  <text:list-item>
                    <text:p><text:span text:style-name="T5">Anomaly Detection</text:span></text:p>
                  </text:list-item>
                  <text:list-item>
                    <text:p><text:span text:style-name="T5">Compressive </text:span><text:span text:style-name="T5">Sensing</text:span></text:p>
                  </text:list-item>
                </text:list>
              </text:list-item>
              <text:list-item>
                <text:p><text:span text:style-name="T6">Supervised </text:span><text:span text:style-name="T5">(regression, </text:span><text:span text:style-name="T6">classification</text:span><text:span text:style-name="T5">)</text:span></text:p>
                <text:list>
                  <text:list-item>
                    <text:p>Linear models</text:p>
                  </text:list-item>
                  <text:list-item>
                    <text:p><text:span text:style-name="T6">Tree-based </text:span><text:span text:style-name="T6">ensembles</text:span></text:p>
                  </text:list-item>
                  <text:list-item>
                    <text:p><text:span text:style-name="T5">Deep Learn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Available implementation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dgeML, ELL (Microsoft Research) </text:p>
              </text:list-item>
              <text:list-item>
                <text:p>Utensor.</text:p>
              </text:list-item>
              <text:list-item>
                <text:p>(maybe) </text:p>
              </text:list-item>
              <text:list-item>
                <text:p>(maybe) MATLAB with C generation</text:p>
              </text:list-item>
              <text:list-item>
                <text:p><text:span text:style-name="T6">emtrees</text:span></text:p>
              </text:list-item>
              <text:list-item>
                <text:p><text:span text:style-name="T6"/></text:p>
              </text:list-item>
              <text:list-item>
                <text:p><text:span text:style-name="T7">Others?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emtre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ree-based ML methods for embedded devices</text:p>
                <text:p/>
              </text:list-header>
              <text:list-item>
                <text:p><text:a xlink:href="https://github.com/jonnor/emtrees" xlink:type="simple">https://github.com/jonnor/emtrees</text:a><text:s/></text:p>
              </text:list-item>
              <text:list-item>
                <text:p><text:span text:style-name="T8">RandomForests</text:span> &amp;&amp; <text:span text:style-name="T8">ExtraTrees</text:span></text:p>
              </text:list-item>
              <text:list-item>
                <text:p text:style-name="P6">MIT licensed, available on Py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emtre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>Train in Python (scikit-learn), deploy to C</text:p>
                <text:p/>
                <text:p>Microcontroller-friendly C99</text:p>
                <text:p><text:span text:style-name="T9">Inference</text:span> only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Training &amp; Evaluat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tandard scikit-lea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Deploy to microcontroller (A)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Deploy to microcontroller (B)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7" draw:layer="layout" svg:width="26.5cm" svg:height="1.8cm" svg:x="0.4cm" svg:y="0.2cm" presentation:class="title">
          <draw:text-box>
            <text:p>Performance on microcontroller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4" draw:layer="layout" svg:width="26.5cm" svg:height="1.8cm" svg:x="0.4cm" svg:y="0.2cm" presentation:class="title" presentation:user-transformed="true">
          <draw:text-box>
            <text:p>emtrees: Upcoming</text:p>
          </draw:text-box>
        </draw:frame>
        <draw:frame presentation:style-name="pr8" draw:layer="layout" svg:width="25.199cm" svg:height="5.713cm" svg:x="1.4cm" svg:y="3.685cm" presentation:class="outline" presentation:user-transformed="true">
          <draw:text-box>
            <text:list text:style-name="L2">
              <text:list-item>
                <text:p>Isolation Forests (anomaly detection)</text:p>
              </text:list-item>
              <text:list-item>
                <text:p>Regression Trees (continuous output)</text:p>
              </text:list-item>
              <text:list-item>
                <text:p>Gradient Boosted Trees (boosting classifier)</text:p>
              </text:list-item>
            </text:list>
          </draw:text-box>
        </draw:frame>
        <draw:frame presentation:style-name="pr8" draw:layer="layout" svg:width="25.199cm" svg:height="5.713cm" svg:x="1.401cm" svg:y="9.398cm" presentation:class="outline" presentation:user-transformed="true">
          <draw:text-box>
            <text:list text:style-name="L2">
              <text:list-item>
                <text:p>Floating-point first</text:p>
              </text:list-item>
              <text:list-item>
                <text:p>Model loading at run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Related work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a xlink:href="https://github.com/jonnor/birddetect" xlink:type="simple">https://github.com/jonnor/birddetect</text:a><text:s/></text:p>
                <text:p>Passive acoustic monitoring</text:p>
                <text:p>For Wireless Sensor Network</text:p>
                <text:p>Audio feature extraction (melspectrogram)</text:p>
                <text:p>emtrees for classifica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wo_20_columns" presentation:presentation-page-layout-name="AL4T3">
        <draw:frame presentation:style-name="pr11" draw:layer="layout" svg:width="26.5cm" svg:height="1.8cm" svg:x="0.4cm" svg:y="0.2cm" presentation:class="title" presentation:user-transformed="true">
          <draw:text-box>
            <text:p>Thank you!</text:p>
          </draw:text-box>
        </draw:frame>
        <draw:frame presentation:style-name="pr1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a xlink:href="https://github.com/jonnor/emtrees" xlink:type="simple">https://github.com/jonnor/emtrees</text:a><text:s/></text:p>
              </text:list-item>
              <text:list-item>
                <text:p><text:a xlink:href="mailto:jononor@gmail.com" xlink:type="simple">jononor@gmail.com</text:a></text:p>
              </text:list-item>
              <text:list-item>
                <text:p>Jon Nordby</text:p>
              </text:list-item>
            </text:list>
          </draw:text-box>
        </draw:frame>
        <draw:frame presentation:style-name="pr12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t Usecases, Methods, Papers, Tools ?</text:p>
              </text:list-item>
              <text:list-item>
                <text:p>I want to hear from you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45:12.195610420</meta:creation-date>
    <meta:editing-duration>PT58M13S</meta:editing-duration>
    <meta:editing-cycles>11</meta:editing-cycles>
    <meta:generator>LibreOffice/6.1.0.3$Linux_X86_64 LibreOffice_project/10$Build-3</meta:generator>
    <dc:title>Portfolio</dc:title>
    <dc:date>2018-08-31T00:28:49.338720470</dc:date>
    <meta:document-statistic meta:object-count="140"/>
  </office:meta>
</office:document-meta>
</file>